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4.16mm"/>
    </style:style>
    <style:style style:name="co8" style:family="table-column">
      <style:table-column-properties fo:break-before="auto" style:column-width="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99pt solid #000000" fo:border-left="none" fo:border-right="none" fo:border-top="0.99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0.99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+i*(2N-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1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1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1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1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1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</table:table>
      <table:table table:name="Test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|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q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q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q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8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q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1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1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12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13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=14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1:45:54.979901436</meta:creation-date>
    <dc:date>2017-12-31T16:39:47.180783569</dc:date>
    <meta:editing-duration>PT12H35M40S</meta:editing-duration>
    <meta:editing-cycles>2</meta:editing-cycles>
    <meta:generator>LibreOffice/5.4.2.2$Linux_X86_64 LibreOffice_project/40m0$Build-2</meta:generator>
    <meta:document-statistic meta:table-count="2" meta:cell-count="753" meta:object-count="0"/>
  </office:meta>
</office:document-meta>
</file>